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AF000002122AD8C771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3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Belief assigned to individual elements of the frame, prior to any evidence.</text:span></text:p>
              </text:list-item>
              <text:list-item>
                <text:p text:style-name="P2"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p><text:span text:style-name="T4"/></text:p>
                  </text:list-item>
                  <text:list-item>
                    <text:p><text:span text:style-name="T4">Probability expectation: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2.448cm" svg:height="0.531cm" svg:x="7.104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379cm" svg:height="0.557cm" svg:x="14.655cm" svg:y="10.92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11.587cm" svg:y="12.32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prior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</text:list-item>
                  <text:list-item>
                    <text:p><text:span text:style-name="T2">A is the base rate.</text:span></text:p>
                    <text:p><text:span text:style-name="T2"/></text:p>
                    <text:p><text:span text:style-name="T2"/></text:p>
                  </text:list-item>
                </text:list>
              </text:list-item>
              <text:list-item>
                <text:p><text:span text:style-name="T2">Probability expectation</text:span></text:p>
              </text:list-item>
            </text:list>
          </draw:text-box>
        </draw:frame>
        <draw:frame draw:style-name="gr3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3" draw:layer="layout" svg:width="3.439cm" svg:height="0.666cm" svg:x="7.503cm" svg:y="12.44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3" draw:layer="layout" svg:width="2.805cm" svg:height="0.666cm" svg:x="7.746cm" svg:y="13.46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3.811cm" svg:height="0.542cm" svg:x="13.598cm" svg:y="12.5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3.815cm" svg:height="0.542cm" svg:x="13.599cm" svg:y="13.58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Further generalizes. Belief mass assigned over the <text:span text:style-name="T9">reduced powerset</text:span></text:p>
              </text:list-item>
            </text:list>
          </draw:text-box>
        </draw:frame>
        <draw:frame draw:style-name="gr3" draw:text-style-name="P3" draw:layer="layout" svg:width="4.543cm" svg:height="1.178cm" svg:x="10.951cm" svg:y="9.4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8.015cm" svg:height="1.432cm" svg:x="9.257cm" svg:y="11.52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6.165cm" svg:height="1.432cm" svg:x="10.091cm" svg:y="13.8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</text:list-item>
              <text:list-item>
                <text:p><text:span text:style-name="T2">Used frequently in purely functional programming to model</text:span></text:p>
                <text:list>
                  <text:list-item>
                    <text:p><text:span text:style-name="T2">Stateful/parallel computation</text:span></text:p>
                  </text:list-item>
                  <text:list-item>
                    <text:p><text:span text:style-name="T2">Optional values</text:span></text:p>
                  </text:list-item>
                  <text:list-item>
                    <text:p><text:span text:style-name="T2">Error propagation</text:span></text:p>
                  </text:list-item>
                </text:list>
              </text:list-item>
              <text:list-item>
                <text:p><text:span text:style-name="T2">Haskell makes it very easy to program using mona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 generic type M&lt;T&gt; is a monad if the following operations exist</text:span></text:p>
                <text:list>
                  <text:list-item>
                    <text:p><text:span text:style-name="T2">A method to construct an M&lt;T&gt; from a T </text:span></text:p>
                    <text:list>
                      <text:list-item>
                        <text:p><text:span text:style-name="T2">(unit)</text:span></text:p>
                      </text:list-item>
                    </text:list>
                  </text:list-item>
                  <text:list-item>
                    <text:p><text:span text:style-name="T2">A method of chaining. Given a function from T to M&lt;U&gt;, apply it to the object to receive a new object of type M&lt;U&gt; </text:span></text:p>
                    <text:list>
                      <text:list-item>
                        <text:p><text:span text:style-name="T2">(bi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...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From C#: LINQ</text:span></text:p>
              </text:list-item>
              <text:list-item>
                <text:p><text:span text:style-name="T2">From Haskell: Maybe, List, IO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9T11:56:10.084166815</dc:date>
    <meta:editing-duration>P4DT13H16S</meta:editing-duration>
    <meta:editing-cycles>147</meta:editing-cycles>
    <meta:generator>LibreOffice/4.2.3.3$Linux_x86 LibreOffice_project/420m0$Build-3</meta:generator>
    <meta:document-statistic meta:object-count="229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i>x</mi>
              <mo stretchy="false">∈</mo>
              <mi>X</mi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X } b_x ( x ) = 1</annotation>
  </semantics>
</math>
</file>

<file path=Object 16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b_x ( x ) in [ 0,1 ]</annotation>
  </semantics>
</math>
</file>

<file path=Object 18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a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a_x( x ) in [ 0,1 ]</annotation>
  </semantics>
</math>
</file>

<file path=Object 1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row>
                <mi>x</mi>
                <mo stretchy="false">∈</mo>
                <mi>R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R(X) } b_x( x ) = 1</annotation>
  </semantics>
</math>
</file>

<file path=Object 21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